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cddfc" officeooo:paragraph-rsid="001cddfc"/>
    </style:style>
    <style:style style:name="P4" style:family="paragraph" style:parent-style-name="Heading_20_1" style:list-style-name="">
      <style:text-properties officeooo:rsid="001cddfc" officeooo:paragraph-rsid="001cddfc"/>
    </style:style>
    <style:style style:name="P5" style:family="paragraph" style:parent-style-name="Heading_20_1">
      <style:paragraph-properties fo:break-before="page"/>
      <style:text-properties officeooo:rsid="001cddfc" officeooo:paragraph-rsid="001cddfc"/>
    </style:style>
    <style:style style:name="P6" style:family="paragraph" style:parent-style-name="Heading_20_2">
      <style:text-properties officeooo:rsid="001e8d22" officeooo:paragraph-rsid="001e8d22"/>
    </style:style>
    <style:style style:name="P7" style:family="paragraph" style:parent-style-name="Heading_20_2">
      <style:text-properties officeooo:paragraph-rsid="0025886f"/>
    </style:style>
    <style:style style:name="P8" style:family="paragraph" style:parent-style-name="Text_20_body">
      <style:text-properties officeooo:rsid="001ae38e" officeooo:paragraph-rsid="001ae38e"/>
    </style:style>
    <style:style style:name="P9" style:family="paragraph" style:parent-style-name="Text_20_body" style:list-style-name="L1">
      <style:text-properties officeooo:rsid="001ae38e" officeooo:paragraph-rsid="001ae38e"/>
    </style:style>
    <style:style style:name="P10" style:family="paragraph" style:parent-style-name="Text_20_body">
      <style:text-properties officeooo:rsid="001cddfc" officeooo:paragraph-rsid="001cddfc"/>
    </style:style>
    <style:style style:name="P11" style:family="paragraph" style:parent-style-name="Text_20_body">
      <style:text-properties officeooo:rsid="001e8d22" officeooo:paragraph-rsid="001e8d22"/>
    </style:style>
    <style:style style:name="P12" style:family="paragraph" style:parent-style-name="Text_20_body" style:list-style-name="L2">
      <style:text-properties officeooo:rsid="001e8d22" officeooo:paragraph-rsid="001e8d22"/>
    </style:style>
    <style:style style:name="P13" style:family="paragraph" style:parent-style-name="Text_20_body" style:list-style-name="L2">
      <style:text-properties officeooo:rsid="001f8810" officeooo:paragraph-rsid="001f8810"/>
    </style:style>
    <style:style style:name="P14" style:family="paragraph" style:parent-style-name="Text_20_body" style:list-style-name="L3">
      <style:text-properties officeooo:rsid="00207416" officeooo:paragraph-rsid="00207416"/>
    </style:style>
    <style:style style:name="P15" style:family="paragraph" style:parent-style-name="Text_20_body">
      <style:text-properties officeooo:paragraph-rsid="00244f1d"/>
    </style:style>
    <style:style style:name="P16" style:family="paragraph" style:parent-style-name="Text_20_body" style:list-style-name="L4">
      <style:text-properties officeooo:rsid="0026e11f" officeooo:paragraph-rsid="0026e11f"/>
    </style:style>
    <style:style style:name="P17" style:family="paragraph" style:parent-style-name="Text_20_body">
      <style:text-properties officeooo:rsid="00273606" officeooo:paragraph-rsid="00273606"/>
    </style:style>
    <style:style style:name="P18" style:family="paragraph" style:parent-style-name="Text_20_body" style:list-style-name="L5">
      <style:text-properties officeooo:rsid="00273606" officeooo:paragraph-rsid="00273606"/>
    </style:style>
    <style:style style:name="T1" style:family="text">
      <style:text-properties officeooo:rsid="001cddfc"/>
    </style:style>
    <style:style style:name="T2" style:family="text">
      <style:text-properties officeooo:rsid="001f8810"/>
    </style:style>
    <style:style style:name="T3" style:family="text">
      <style:text-properties officeooo:rsid="00207416"/>
    </style:style>
    <style:style style:name="T4" style:family="text">
      <style:text-properties officeooo:rsid="00244f1d"/>
    </style:style>
    <style:style style:name="T5" style:family="text">
      <style:text-properties fo:color="#d4d4d4" loext:opacity="100%" style:font-name="Droid Sans Mono" fo:font-size="9pt" fo:font-weight="normal" fo:background-color="#1e1e1e" loext:char-shading-value="0"/>
    </style:style>
    <style:style style:name="T6" style:family="text">
      <style:text-properties officeooo:rsid="0025886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fresco One <text:span text:style-name="T1">Developer’s Guide Notes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992398085" text:style-name="Index_20_Link" text:visited-style-name="Index_20_Link">Alfresco Installation (TODO)<text:tab/>2</text:a></text:p>
          <text:p text:style-name="P1"><text:a xlink:type="simple" xlink:href="#__RefHeading___Toc111_992398085" text:style-name="Index_20_Link" text:visited-style-name="Index_20_Link">Getting Started with Alfresco<text:tab/>2</text:a></text:p>
          <text:p text:style-name="P2"><text:a xlink:type="simple" xlink:href="#__RefHeading___Toc113_992398085" text:style-name="Index_20_Link" text:visited-style-name="Index_20_Link">Running Alfresco from Maven<text:tab/>2</text:a></text:p>
        </text:index-body>
      </text:table-of-content>
      <text:h text:style-name="P3" text:outline-level="1"/>
      <text:h text:style-name="P4" text:outline-level="1"/>
      <text:h text:style-name="P5" text:outline-level="1"><text:bookmark-start text:name="__RefHeading___Toc109_992398085"/>Alfresco Installation (TODO)<text:bookmark-end text:name="__RefHeading___Toc109_992398085"/></text:h>
      <text:p text:style-name="P10">For 5.2.x, use Alfresco 201707.</text:p>
      <text:p text:style-name="P10">Upgrade from Solr 4 to Solr 6.</text:p>
      <text:p text:style-name="P15"><text:span text:style-name="T4">The guide uses Alfresco SDK 2.2 (Amp based). We use SDK 3.</text:span><text:span text:style-name="T6">1</text:span><text:span text:style-name="T4">.0 (Jar based) but we configure it to be amp based in the pom.xml (uncomment the </text:span><text:span text:style-name="T5">org.apache.maven.plugins</text:span><text:span text:style-name="T4"> plugin). </text:span></text:p>
      <text:h text:style-name="Heading_20_1" text:outline-level="1"><text:bookmark-start text:name="__RefHeading___Toc111_992398085"/>Getting Started with Alfresco<text:bookmark-end text:name="__RefHeading___Toc111_992398085"/></text:h>
      <text:p text:style-name="P8">Maven Archetypes</text:p>
      <text:list xml:id="list2417803108" text:style-name="L1">
        <text:list-item>
          <text:p text:style-name="P9">Alfresco Repository AMP: alfresco.war</text:p>
        </text:list-item>
        <text:list-item>
          <text:p text:style-name="P9">Alfresco Share AMP: share.war</text:p>
        </text:list-item>
        <text:list-item>
          <text:p text:style-name="P9">Alfresco all-in-one (AIO): Includes full platform with alfresco, share and minimal components like Solr. It doesn’t include ImageMagick or LibreOffice.</text:p>
        </text:list-item>
      </text:list>
      <text:h text:style-name="P6" text:outline-level="2">JDK <text:span text:style-name="T2">&amp; Maven (TODO)</text:span></text:h>
      <text:p text:style-name="P11">You’ll need java 8 JDK.</text:p>
      <text:list xml:id="list1905606692" text:style-name="L2">
        <text:list-item>
          <text:p text:style-name="P12">Check java version: </text:p>
          <text:list>
            <text:list-item>
              <text:p text:style-name="P12">javac -version</text:p>
            </text:list-item>
            <text:list-item>
              <text:p text:style-name="P12">java -version</text:p>
            </text:list-item>
          </text:list>
        </text:list-item>
        <text:list-item>
          <text:p text:style-name="P13">To check the environment variable, run:</text:p>
          <text:list>
            <text:list-item>
              <text:p text:style-name="P13">env | grep JAVA_HOME</text:p>
            </text:list-item>
          </text:list>
        </text:list-item>
      </text:list>
      <text:h text:style-name="Heading_20_2" text:outline-level="2"><text:bookmark-start text:name="__RefHeading___Toc113_992398085"/><text:span text:style-name="T3">Generate </text:span>Maven <text:span text:style-name="T3">Project:</text:span><text:bookmark-end text:name="__RefHeading___Toc113_992398085"/></text:h>
      <text:list xml:id="list3852000969" text:style-name="L3">
        <text:list-item>
          <text:p text:style-name="P14">Group Id: com.someco</text:p>
        </text:list-item>
        <text:list-item>
          <text:p text:style-name="P14">Artifact Id: alfresco</text:p>
        </text:list-item>
      </text:list>
      <text:p text:style-name="P8">mvn clean install -DskipTests=true alfresco:run</text:p>
      <text:h text:style-name="Heading_20_2" text:outline-level="2"><text:soft-page-break/>Virtual Machine</text:h>
      <text:h text:style-name="Heading_20_2" text:outline-level="2">Install Alfresco</text:h>
      <text:h text:style-name="Heading_20_2" text:outline-level="2">Build Alfresco service</text:h>
      <text:h text:style-name="P7" text:outline-level="2">Create and implement AMPS </text:h>
      <text:h text:style-name="P7" text:outline-level="2"><text:span text:style-name="T6">Debugging</text:span></text:h>
      <text:list xml:id="list3635918491" text:style-name="L4">
        <text:list-item>
          <text:p text:style-name="P16">In <text:span text:style-name="T7">src/test/resources/share/share-config-custom.xml </text:span><text:span text:style-name="T8"><text:s/>enable the </text:span><text:span text:style-name="T7">client-debug </text:span><text:span text:style-name="T8">config to ‘true’.</text:span></text:p>
        </text:list-item>
        <text:list-item>
          <text:p text:style-name="P16"><text:span text:style-name="T8">Save the file, restart the Alfresco tomcat (OR just rebuild the whole thing).</text:span></text:p>
        </text:list-item>
        <text:list-item>
          <text:p text:style-name="P16"><text:span text:style-name="T8">Now, when logging to Alfresco, there’s a Debug Menu that can be checked using the Developer’s console (ctrl+shift+i).</text:span></text:p>
        </text:list-item>
      </text:list>
      <text:h text:style-name="Heading_20_2" text:outline-level="2">Node browser</text:h>
      <text:list xml:id="list474244156" text:style-name="L5">
        <text:list-item>
          <text:p text:style-name="P18">Share: Located in Admin Tools <text:a xlink:type="simple" xlink:href="http://localhost:8080/share/page/console/admin-console/node-browser" text:style-name="Internet_20_link" text:visited-style-name="Visited_20_Internet_20_Link">http://localhost:8080/share/page/console/admin-console/node-browser</text:a></text:p>
        </text:list-item>
        <text:list-item>
          <text:p text:style-name="P18">Alfresco: <text:a xlink:type="simple" xlink:href="http://localhost:8080/alfresco/s/admin/admin-nodebrowser" text:style-name="Internet_20_link" text:visited-style-name="Visited_20_Internet_20_Link">http://localhost:8080/alfresco/s/admin/admin-nodebrowser</text:a></text:p>
        </text:list-item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0T22:01:30.803076712</meta:creation-date>
    <dc:date>2021-10-11T15:24:45.520059677</dc:date>
    <meta:editing-duration>PT16H32M33S</meta:editing-duration>
    <meta:editing-cycles>9</meta:editing-cycles>
    <meta:generator>LibreOffice/7.1.4.2$Linux_X86_64 LibreOffice_project/a529a4fab45b75fefc5b6226684193eb000654f6</meta:generator>
    <meta:document-statistic meta:table-count="0" meta:image-count="0" meta:object-count="0" meta:page-count="3" meta:paragraph-count="36" meta:word-count="216" meta:character-count="1502" meta:non-whitespace-character-count="1333"/>
  </office:meta>
</office:document-meta>
</file>